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cm" style:rel-column-width="3465*"/>
    </style:style>
    <style:style style:name="表3.B" style:family="table-column">
      <style:table-column-properties style:column-width="3.122cm" style:rel-column-width="12026*"/>
    </style:style>
    <style:style style:name="表3.C" style:family="table-column">
      <style:table-column-properties style:column-width="12.991cm" style:rel-column-width="5004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898cm" style:rel-column-width="3458*"/>
    </style:style>
    <style:style style:name="表2.B" style:family="table-column">
      <style:table-column-properties style:column-width="2.965cm" style:rel-column-width="11421*"/>
    </style:style>
    <style:style style:name="表2.C" style:family="table-column">
      <style:table-column-properties style:column-width="13.15cm" style:rel-column-width="50656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898cm" style:rel-column-width="3458*"/>
    </style:style>
    <style:style style:name="表4.B" style:family="table-column">
      <style:table-column-properties style:column-width="3.441cm" style:rel-column-width="13256*"/>
    </style:style>
    <style:style style:name="表4.C" style:family="table-column">
      <style:table-column-properties style:column-width="12.674cm" style:rel-column-width="4882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0.898cm" style:rel-column-width="3458*"/>
    </style:style>
    <style:style style:name="表1.B" style:family="table-column">
      <style:table-column-properties style:column-width="3.441cm" style:rel-column-width="13256*"/>
    </style:style>
    <style:style style:name="表1.C" style:family="table-column">
      <style:table-column-properties style:column-width="12.674cm" style:rel-column-width="4882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898cm" style:rel-column-width="3458*"/>
    </style:style>
    <style:style style:name="表6.B" style:family="table-column">
      <style:table-column-properties style:column-width="3.441cm" style:rel-column-width="13256*"/>
    </style:style>
    <style:style style:name="表6.C" style:family="table-column">
      <style:table-column-properties style:column-width="12.674cm" style:rel-column-width="48821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898cm" style:rel-column-width="3458*"/>
    </style:style>
    <style:style style:name="表7.B" style:family="table-column">
      <style:table-column-properties style:column-width="3.441cm" style:rel-column-width="13256*"/>
    </style:style>
    <style:style style:name="表7.C" style:family="table-column">
      <style:table-column-properties style:column-width="12.674cm" style:rel-column-width="4882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898cm" style:rel-column-width="3458*"/>
    </style:style>
    <style:style style:name="表8.B" style:family="table-column">
      <style:table-column-properties style:column-width="3.441cm" style:rel-column-width="13256*"/>
    </style:style>
    <style:style style:name="表8.C" style:family="table-column">
      <style:table-column-properties style:column-width="12.674cm" style:rel-column-width="48821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898cm" style:rel-column-width="3458*"/>
    </style:style>
    <style:style style:name="表5.B" style:family="table-column">
      <style:table-column-properties style:column-width="3.441cm" style:rel-column-width="13256*"/>
    </style:style>
    <style:style style:name="表5.C" style:family="table-column">
      <style:table-column-properties style:column-width="12.674cm" style:rel-column-width="48821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background-color="#ffff99" fo:padding="0.097cm" fo:border="0.002cm solid #000000">
        <style:background-image/>
      </style:table-cell-properties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8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2pt" fo:font-style="normal" style:text-underline-style="none" fo:font-weight="normal" style:text-blinking="false" fo:background-color="transparent" style:font-size-asian="22pt" style:font-size-complex="22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2pt" fo:font-style="normal" style:text-underline-style="none" fo:font-weight="normal" style:text-blinking="false" fo:background-color="#ffff00" style:font-size-asian="22pt" style:font-size-complex="22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#ffe599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Arial1" fo:font-size="18pt" fo:font-style="normal" style:text-underline-style="none" fo:font-weight="normal" style:text-blinking="false" fo:background-color="#ffe599" style:font-size-asian="18pt" style:font-size-complex="18pt"/>
    </style:style>
    <style:style style:name="P11" style:family="paragraph" style:parent-style-name="Text_20_body">
      <style:paragraph-properties fo:margin-top="0cm" fo:margin-bottom="0cm" fo:line-height="168%" style:writing-mode="lr-tb"/>
    </style:style>
    <style:style style:name="P12" style:family="paragraph" style:parent-style-name="Text_20_body">
      <style:paragraph-properties fo:margin-top="0cm" fo:margin-bottom="0cm" fo:line-height="144%" style:writing-mode="lr-tb"/>
    </style:style>
    <style:style style:name="P13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8" style:family="paragraph" style:parent-style-name="Table_20_Contents">
      <style:text-properties fo:font-size="14pt" fo:background-color="#99ccff" style:font-size-asian="14pt" style:font-size-complex="14pt"/>
    </style:style>
    <style:style style:name="P19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P20" style:family="paragraph" style:parent-style-name="Table_20_Contents">
      <style:text-properties style:font-name="Arial" fo:font-size="15pt" fo:font-weight="bold" style:font-size-asian="15pt" style:font-weight-asian="bold" style:font-size-complex="15pt" style:font-weight-complex="bold"/>
    </style:style>
    <style:style style:name="P21" style:family="paragraph" style:parent-style-name="Table_20_Contents" style:list-style-name="L1">
      <style:text-properties style:language-asian="ja" style:country-asian="JP"/>
    </style:style>
    <style:style style:name="P22" style:family="paragraph" style:parent-style-name="Table_20_Contents" style:list-style-name="L2">
      <style:text-properties style:language-asian="ja" style:country-asian="JP"/>
    </style:style>
    <style:style style:name="P23" style:family="paragraph" style:parent-style-name="Table_20_Contents" style:list-style-name="L3">
      <style:text-properties style:language-asian="ja" style:country-asian="JP"/>
    </style:style>
    <style:style style:name="P24" style:family="paragraph" style:parent-style-name="Table_20_Contents" style:list-style-name="L4">
      <style:text-properties style:language-asian="ja" style:country-asian="JP"/>
    </style:style>
    <style:style style:name="P25" style:family="paragraph" style:parent-style-name="Table_20_Contents" style:list-style-name="L5">
      <style:text-properties style:language-asian="ja" style:country-asian="JP"/>
    </style:style>
    <style:style style:name="P26" style:family="paragraph" style:parent-style-name="Table_20_Contents" style:list-style-name="L6">
      <style:text-properties style:language-asian="ja" style:country-asian="JP"/>
    </style:style>
    <style:style style:name="P27" style:family="paragraph" style:parent-style-name="Table_20_Contents" style:list-style-name="L7">
      <style:text-properties style:language-asian="ja" style:country-asian="JP"/>
    </style:style>
    <style:style style:name="P28" style:family="paragraph" style:parent-style-name="Table_20_Contents" style:list-style-name="L8">
      <style:text-properties fo:font-size="14pt" style:font-size-asian="14pt" style:language-asian="ja" style:country-asian="JP" style:font-size-complex="14pt"/>
    </style:style>
    <style:style style:name="P29" style:family="paragraph" style:parent-style-name="Table_20_Contents" style:list-style-name="L9">
      <style:text-properties fo:font-size="14pt" style:font-size-asian="14pt" style:language-asian="ja" style:country-asian="JP" style:font-size-complex="14pt"/>
    </style:style>
    <style:style style:name="P30" style:family="paragraph" style:parent-style-name="Table_20_Contents" style:list-style-name="L10">
      <style:text-properties fo:font-size="14pt" style:font-size-asian="14pt" style:language-asian="ja" style:country-asian="JP" style:font-size-complex="14pt"/>
    </style:style>
    <style:style style:name="P31" style:family="paragraph" style:parent-style-name="Table_20_Contents" style:list-style-name="L11">
      <style:text-properties fo:font-size="14pt" style:font-size-asian="14pt" style:language-asian="ja" style:country-asian="JP" style:font-size-complex="14pt"/>
    </style:style>
    <style:style style:name="P32" style:family="paragraph" style:parent-style-name="Table_20_Contents" style:list-style-name="L12">
      <style:text-properties fo:font-size="14pt" style:font-size-asian="14pt" style:language-asian="ja" style:country-asian="JP" style:font-size-complex="14pt"/>
    </style:style>
    <style:style style:name="P33" style:family="paragraph" style:parent-style-name="Table_20_Contents" style:list-style-name="L13">
      <style:text-properties fo:font-size="14pt" style:font-size-asian="14pt" style:language-asian="ja" style:country-asian="JP" style:font-size-complex="14pt"/>
    </style:style>
    <style:style style:name="P34" style:family="paragraph" style:parent-style-name="Table_20_Contents" style:list-style-name="L14">
      <style:text-properties fo:font-size="14pt" style:font-size-asian="14pt" style:language-asian="ja" style:country-asian="JP" style:font-size-complex="14pt"/>
    </style:style>
    <style:style style:name="P35" style:family="paragraph" style:parent-style-name="Table_20_Contents" style:list-style-name="L15">
      <style:text-properties fo:font-size="14pt" style:font-size-asian="14pt" style:language-asian="ja" style:country-asian="JP" style:font-size-complex="14pt"/>
    </style:style>
    <style:style style:name="P36" style:family="paragraph" style:parent-style-name="Table_20_Contents" style:list-style-name="L16">
      <style:text-properties fo:font-size="14pt" style:font-size-asian="14pt" style:language-asian="ja" style:country-asian="JP" style:font-size-complex="14pt"/>
    </style:style>
    <style:style style:name="P37" style:family="paragraph" style:parent-style-name="Table_20_Contents" style:list-style-name="L17">
      <style:text-properties fo:font-size="14pt" style:font-size-asian="14pt" style:language-asian="ja" style:country-asian="JP" style:font-size-complex="14pt"/>
    </style:style>
    <style:style style:name="P38" style:family="paragraph" style:parent-style-name="Table_20_Contents" style:list-style-name="L18">
      <style:text-properties fo:font-size="14pt" style:font-size-asian="14pt" style:language-asian="ja" style:country-asian="JP" style:font-size-complex="14pt"/>
    </style:style>
    <style:style style:name="P39" style:family="paragraph" style:parent-style-name="Table_20_Contents" style:list-style-name="L19">
      <style:text-properties fo:font-size="14pt" style:font-size-asian="14pt" style:language-asian="ja" style:country-asian="JP" style:font-size-complex="14pt"/>
    </style:style>
    <style:style style:name="P40" style:family="paragraph" style:parent-style-name="Table_20_Contents" style:list-style-name="L20">
      <style:text-properties fo:font-size="14pt" style:font-size-asian="14pt" style:language-asian="ja" style:country-asian="JP" style:font-size-complex="14pt"/>
    </style:style>
    <style:style style:name="P41" style:family="paragraph" style:parent-style-name="Table_20_Contents" style:list-style-name="L21">
      <style:text-properties fo:font-size="14pt" style:font-size-asian="14pt" style:language-asian="ja" style:country-asian="JP" style:font-size-complex="14pt"/>
    </style:style>
    <style:style style:name="P42" style:family="paragraph" style:parent-style-name="Table_20_Contents" style:list-style-name="L22">
      <style:text-properties fo:font-size="14pt" style:font-size-asian="14pt" style:language-asian="ja" style:country-asian="JP" style:font-size-complex="14pt"/>
    </style:style>
    <style:style style:name="P43" style:family="paragraph" style:parent-style-name="Table_20_Contents" style:list-style-name="L23">
      <style:text-properties fo:font-size="14pt" style:font-size-asian="14pt" style:language-asian="ja" style:country-asian="JP" style:font-size-complex="14pt"/>
    </style:style>
    <style:style style:name="P44" style:family="paragraph" style:parent-style-name="Table_20_Contents" style:list-style-name="L24">
      <style:text-properties fo:font-size="14pt" style:font-size-asian="14pt" style:language-asian="ja" style:country-asian="JP" style:font-size-complex="14pt"/>
    </style:style>
    <style:style style:name="P45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T1" style:family="text">
      <style:text-properties style:font-name="Arial1" fo:font-size="17pt" fo:font-style="normal" fo:font-weight="normal"/>
    </style:style>
    <style:style style:name="T2" style:family="text">
      <style:text-properties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T7" style:family="text">
      <style:text-properties style:language-asian="ja" style:country-asian="J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a xlink:type="simple" xlink:href="#20190823_174008|region" text:style-name="Internet_20_link" text:visited-style-name="Visited_20_Internet_20_Link"><text:span text:style-name="T5">to:20190823_174008</text:span></text:a></text:p>
      <text:p text:style-name="P11"><text:a xlink:type="simple" xlink:href="#20190916_002720|region" text:style-name="Internet_20_link" text:visited-style-name="Visited_20_Internet_20_Link"><text:span text:style-name="T6">to:20190916_002720</text:span></text:a></text:p>
      <text:p text:style-name="P4">------------------------------------------------------------</text:p>
      <text:p text:style-name="P5">[</text:p>
      <text:section text:style-name="Sect1" text:name="20190823_174008">
        <text:p text:style-name="P5">20190823_174008</text:p>
      </text:section>
      <text:p text:style-name="P5">]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>日程</text:p>
          </table:table-cell>
          <table:table-cell table:style-name="表3.C1" office:value-type="string">
            <text:p text:style-name="P15">8/22th ~ 8/23f</text:p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Table_20_Contents">来客</text:p>
          </table:table-cell>
          <table:table-cell table:style-name="表3.C2" office:value-type="string">
            <text:p text:style-name="P15">銀河の森プレーパーク</text:p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Table_20_Contents">天気</text:p>
          </table:table-cell>
          <table:table-cell table:style-name="表3.C2" office:value-type="string">
            <text:p text:style-name="P15">D1)　曇り</text:p>
            <text:p text:style-name="P15">D2)　雨（正午まで）</text:p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P15">やったこと</text:p>
          </table:table-cell>
          <table:table-cell table:style-name="表3.C2" office:value-type="string">
            <text:p text:style-name="P15">D1）</text:p>
            <text:list xml:id="list8459336362587355754" text:style-name="L1">
              <text:list-item>
                <text:p text:style-name="P21">ドラム缶風呂</text:p>
              </text:list-item>
              <text:list-item>
                <text:p text:style-name="P21">薪、運び</text:p>
              </text:list-item>
            </text:list>
            <text:p text:style-name="P15">D2)</text:p>
            <text:list xml:id="list887378916995572008" text:style-name="L2">
              <text:list-item>
                <text:p text:style-name="P22">片付け</text:p>
                <text:list>
                  <text:list-item>
                    <text:p text:style-name="P22">ドラム缶　=&gt;　片付け</text:p>
                  </text:list-item>
                  <text:list-item>
                    <text:p text:style-name="P22">部屋内　=&gt;　見回り</text:p>
                  </text:list-item>
                </text:list>
              </text:list-item>
            </text:list>
            <text:p text:style-name="P15"/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P15">思ったこと</text:p>
          </table:table-cell>
          <table:table-cell table:style-name="表3.C2" office:value-type="string">
            <text:p text:style-name="Table_20_Contents"/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P15">その他</text:p>
          </table:table-cell>
          <table:table-cell table:style-name="表3.C2" office:value-type="string">
            <text:list xml:id="list1494826117578307098" text:style-name="L3">
              <text:list-item>
                <text:p text:style-name="P23">一昨年か、見かけた子供、また来る。</text:p>
                <text:list>
                  <text:list-item>
                    <text:p text:style-name="P23">髪は、長めの坊主頭。初めの挨拶のとき、「イワブチさんと僕は、仲がいいんだよ」と皆に宣言していた。</text:p>
                  </text:list-item>
                  <text:list-item>
                    <text:p text:style-name="P23">顔の輪郭は、縦長。一重瞼。目尻、いくらか吊り上がり。よく喋る。</text:p>
                  </text:list-item>
                  <text:list-item>
                    <text:p text:style-name="P23">輪郭は、逆おにぎり。目は、くりっとしている。二重。目尻、いくらか吊り上り。「おれは○○だよ！」と、顕示したがる。</text:p>
                  </text:list-item>
                  <text:list-item>
                    <text:p text:style-name="P23">顔の表情は、少し間の抜けた感じ。２日目、朝、食事前。ドラム缶の下に、自分で木を並べている。火をつけたい、と言う。その子のお母さんだろう、どうですか？と私に聞く。食事の後、一緒に沸かそう、と、その子に話しかける。お母様に、挨拶。その場を離れる。</text:p>
                  </text:list-item>
                </text:list>
              </text:list-item>
              <text:list-item>
                <text:p text:style-name="P23">一昨年にいた、ポーランドからの人、また来ている。子供が３人。一人は、背中におぶっている。</text:p>
                <text:list>
                  <text:list-item>
                    <text:p text:style-name="P23">旦那さんだろう、男の人も来ている。初日の夜、焚き火に働きかけている。雨が割と強く降っている。</text:p>
                  </text:list-item>
                </text:list>
              </text:list-item>
            </text:list>
          </table:table-cell>
        </table:table-row>
      </table:table>
      <text:p text:style-name="P8"> </text:p>
      <text:p text:style-name="Horizontal_20_Line"/>
      <text:p text:style-name="P8"><text:soft-page-break/> </text:p>
      <text:p text:style-name="P6">[/ 20190823_175127]</text:p>
      <text:p text:style-name="Text_20_body"/>
      <text:p text:style-name="P1"/>
      <text:p text:style-name="P4">------------------------------------------------------------</text:p>
      <text:p text:style-name="P5">[20190825_232654]</text:p>
      <text:p text:style-name="P8">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/>
          </table:table-cell>
          <table:table-cell table:style-name="表2.A1" office:value-type="string">
            <text:p text:style-name="Table_20_Contents">日程</text:p>
          </table:table-cell>
          <table:table-cell table:style-name="表2.C1" office:value-type="string">
            <text:p text:style-name="Table_20_Contents">8/24sa – 8/25sn</text:p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来客</text:p>
          </table:table-cell>
          <table:table-cell table:style-name="表2.C2" office:value-type="string">
            <text:p text:style-name="P15">冒険クラブ</text:p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天気</text:p>
          </table:table-cell>
          <table:table-cell table:style-name="表2.C2" office:value-type="string">
            <text:p text:style-name="P15">晴れ。日曜の未明から明け方、降雨。</text:p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15">やったこと</text:p>
          </table:table-cell>
          <table:table-cell table:style-name="表2.C2" office:value-type="string">
            <text:p text:style-name="Table_20_Contents">8/24</text:p>
            <text:list xml:id="list5898890462542097383" text:style-name="L4">
              <text:list-item>
                <text:p text:style-name="P24">ドラム缶風呂</text:p>
              </text:list-item>
              <text:list-item>
                <text:p text:style-name="P24">薪運び</text:p>
              </text:list-item>
            </text:list>
            <text:p text:style-name="P15">8/25</text:p>
            <text:list xml:id="list6161179869568900734" text:style-name="L5">
              <text:list-item>
                <text:p text:style-name="P25">流しそうめん</text:p>
              </text:list-item>
              <text:list-item>
                <text:p text:style-name="P25">施設の戸締り</text:p>
              </text:list-item>
              <text:list-item>
                <text:p text:style-name="P25">トイレ横、窓。修理。</text:p>
              </text:list-item>
            </text:list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15">思ったこと</text:p>
          </table:table-cell>
          <table:table-cell table:style-name="表2.C2" office:value-type="string">
            <text:list xml:id="list8696363987109142636" text:style-name="L6">
              <text:list-item>
                <text:p text:style-name="P26">おすそ分けとして、初日の夜、チーズケーキをもらう。持ってきた人、女の人。「すみません、すみません」、とだけ繰り返しながら、手渡した。「大丈夫か、この人は？？」、という内容の感慨を持った。</text:p>
              </text:list-item>
            </text:list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15">その他</text:p>
          </table:table-cell>
          <table:table-cell table:style-name="表2.C2" office:value-type="string">
            <text:list xml:id="list5326720517095611086" text:style-name="L7">
              <text:list-item>
                <text:p text:style-name="P27">日曜の行事</text:p>
                <text:list>
                  <text:list-item>
                    <text:p text:style-name="P27">流しそうめん</text:p>
                  </text:list-item>
                  <text:list-item>
                    <text:p text:style-name="P27">スイカ割り</text:p>
                  </text:list-item>
                </text:list>
              </text:list-item>
              <text:list-item>
                <text:p text:style-name="P27">スイカ割りの終わったのは、１時半ぐらい。</text:p>
              </text:list-item>
              <text:list-item>
                <text:p text:style-name="P27">風呂場の水。元栓は　=&gt;　風呂場裏、ガス給湯器。に、黒いカバーのかけられた管が、２本ひとまとまりに、入っている。これ。</text:p>
              </text:list-item>
              <text:list-item>
                <text:p text:style-name="P27">風呂場のガス栓　=&gt;　上記の給湯器。向かって、水道管の右側に、ステンレス製か、管が１本、入っている。これ。</text:p>
                <text:list>
                  <text:list-item>
                    <text:p text:style-name="P27">被覆は、ない</text:p>
                  </text:list-item>
                  <text:list-item>
                    <text:p text:style-name="P27">栓の取っ手は、黒色。水の方は、白色。</text:p>
                  </text:list-item>
                </text:list>
              </text:list-item>
              <text:list-item>
                <text:p text:style-name="P27">流しそうめん</text:p>
                <text:list>
                  <text:list-item>
                    <text:p text:style-name="P27">最長の脚立。置き場は、２階ベランダへの、外階段。の、下。鯉の池に面した水道場。の、反対側。使っていない冷蔵庫が１台。その手前に、冷蔵庫に立てかける姿勢で。立てきろうとすると、２階の床の木に、ぶつかる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Horizontal_20_Line"/>
      <text:p text:style-name="P8"> </text:p>
      <text:p text:style-name="P9"><text:soft-page-break/><text:span text:style-name="T1">[/ 20190825_233805]</text:span><text:span text:style-name="T2"> </text:span></text:p>
      <text:p text:style-name="P11"/>
      <text:p text:style-name="P2"/>
      <text:p text:style-name="P4">------------------------------------------------------------</text:p>
      <text:p text:style-name="P5">[20190908_232240]</text:p>
      <text:p text:style-name="P8"/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6"/>
          </table:table-cell>
          <table:table-cell table:style-name="表4.A1" office:value-type="string">
            <text:p text:style-name="P18">日程</text:p>
          </table:table-cell>
          <table:table-cell table:style-name="表4.C1" office:value-type="string">
            <text:p text:style-name="P16">9/7<text:span text:style-name="T7">木～9/8日</text:span></text:p>
            <text:list xml:id="list5124953523855610088" text:style-name="L8">
              <text:list-item>
                <text:p text:style-name="P28">9/7　=&gt;　１１時すぎ、到着</text:p>
              </text:list-item>
              <text:list-item>
                <text:p text:style-name="P28">9/8　=&gt;　９時すぎ、出発。</text:p>
              </text:list-item>
            </text:list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8">来客</text:p>
          </table:table-cell>
          <table:table-cell table:style-name="表4.C2" office:value-type="string">
            <text:p text:style-name="P17">むくどり風の丘こども園</text:p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8">天気</text:p>
          </table:table-cell>
          <table:table-cell table:style-name="表4.C2" office:value-type="string">
            <text:p text:style-name="P17">9/7　晴れ</text:p>
            <text:p text:style-name="P17">9/8　１０時ぐらいまで、晴れ。雲あり。それ以降、曇り</text:p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9">やったこと</text:p>
          </table:table-cell>
          <table:table-cell table:style-name="表4.C2" office:value-type="string">
            <text:list xml:id="list7906881137056523447" text:style-name="L9">
              <text:list-item>
                <text:p text:style-name="P29">１日目。ドラム缶風呂。</text:p>
              </text:list-item>
              <text:list-item>
                <text:p text:style-name="P29">その前に、川の中で、ヤマメ獲り用の、仕切りの製作。</text:p>
              </text:list-item>
              <text:list-item>
                <text:p text:style-name="P29">午後３時半過ぎ、薪運び。焚き火用の、木の幹を裁断したもの。６回、運ぶ。薪置き場スペースの、手前半分に積み上げる。</text:p>
              </text:list-item>
              <text:list-item>
                <text:p text:style-name="P29">ドラム缶の、加熱。薪は、しけっていたみたい。最初、煙が繁く出る。火が消えることはなかった。前回まで使っていた、薄い板のタイプ。今回は、薪置き場の小屋に、なし。薄めの板材を使う。</text:p>
                <text:list>
                  <text:list-item>
                    <text:p text:style-name="P29">１枚を、３つか４つに割り分ける。半端に裂けてできた小片もある。</text:p>
                  </text:list-item>
                  <text:list-item>
                    <text:p text:style-name="P29">小片たちを、焚き付けに使う。薄板タイプのように、順調に燃え上がるかどうか、訝っていた。いくらか時間は長くかかったが、火が付き始め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9">思ったこと</text:p>
          </table:table-cell>
          <table:table-cell table:style-name="表4.C2" office:value-type="string">
            <text:p text:style-name="P16"/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9">人</text:p>
          </table:table-cell>
          <table:table-cell table:style-name="表4.C2" office:value-type="string">
            <text:list xml:id="list5642079653807057172" text:style-name="L10">
              <text:list-item>
                <text:p text:style-name="P30">女の子。トンボを捕まえようと、網を振り打っていた。河原へ降りる坂の、下半分の場所で。　=&gt;　結局、１匹、捕まえていた。</text:p>
              </text:list-item>
              <text:list-item>
                <text:p text:style-name="P30">園長先生。男性。ジーパンを履いている。</text:p>
              </text:list-item>
            </text:list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9">その他</text:p>
          </table:table-cell>
          <table:table-cell table:style-name="表4.C2" office:value-type="string">
            <text:list xml:id="list61446432990559795" text:style-name="L11">
              <text:list-item>
                <text:p text:style-name="P31">行き帰り。共に、バス。</text:p>
              </text:list-item>
              <text:list-item>
                <text:p text:style-name="P31">園の職員の人たちは、園長先生以外は、皆、女性。男<text:soft-page-break/>性の人も一人、来る予定だったみたい。</text:p>
              </text:list-item>
              <text:list-item>
                <text:p text:style-name="P31">魚獲りの網。１本、行方不明になった。出発の少し前、何人かで、川原を捜索。</text:p>
              </text:list-item>
            </text:list>
          </table:table-cell>
        </table:table-row>
      </table:table>
      <text:p text:style-name="P14"/>
      <text:p text:style-name="Horizontal_20_Line"/>
      <text:p text:style-name="P8"> </text:p>
      <text:p text:style-name="P6">[/ 20190908_233903]</text:p>
      <text:p text:style-name="P2"/>
      <text:p text:style-name="P7"/>
      <text:p text:style-name="P7">--------------------------------------------- [TEMPLATE]</text:p>
      <text:p text:style-name="P4">------------------------------------------------------------</text:p>
      <text:p text:style-name="P10">[</text:p>
      <text:section text:style-name="Sect1" text:name="20190916_002720">
        <text:p text:style-name="P10">20190916_002720</text:p>
      </text:section>
      <text:p text:style-name="P10">]</text:p>
      <text:p text:style-name="P8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8">日程</text:p>
          </table:table-cell>
          <table:table-cell table:style-name="表1.C1" office:value-type="string">
            <text:p text:style-name="P16">9/14<text:span text:style-name="T7">土、9/15日</text:span></text:p>
            <text:list xml:id="list8359770592201270219" text:style-name="L12">
              <text:list-item>
                <text:p text:style-name="P32">9/14　=&gt;　夕方、６時過ぎ、１０分頃か、到着。</text:p>
              </text:list-item>
              <text:list-item>
                <text:p text:style-name="P32">9/15　=&gt;　午後の、３時２０分頃、出発。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8">来客</text:p>
          </table:table-cell>
          <table:table-cell table:style-name="表1.C2" office:value-type="string">
            <text:p text:style-name="P17">勉強会のグループ</text:p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8">天気</text:p>
          </table:table-cell>
          <table:table-cell table:style-name="表1.C2" office:value-type="string">
            <text:p text:style-name="P17">晴れ。降雨は、なし。雲、あり。</text:p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9">やったこと</text:p>
          </table:table-cell>
          <table:table-cell table:style-name="表1.C2" office:value-type="string">
            <text:list xml:id="list3417945578252864529" text:style-name="L13">
              <text:list-item>
                <text:p text:style-name="P33">室内で、映画鑑賞。</text:p>
              </text:list-item>
              <text:list-item>
                <text:p text:style-name="P33">午後、ピザ焼き。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9">思ったこと</text:p>
          </table:table-cell>
          <table:table-cell table:style-name="表1.C2" office:value-type="string">
            <text:list xml:id="list953580244624740158" text:style-name="L14">
              <text:list-item>
                <text:p text:style-name="P34">ひどい行動をする人たちだ。五右衛門風呂について、何も伝えずに、帰ってしまう。元は、１５人ぐらい。それが、１０に減り、前日か、７人です、と連絡が入ったとのこと。ピザ焼きは、トッピングするだけ。竈にも来ない、引率担当の人間たちは。２時を回っているのに、トッピングを急ぐでもない、ワハハと談笑しながら、悠長に、具を載せている。こちらは、空の竈の前で、待っている。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9">人</text:p>
          </table:table-cell>
          <table:table-cell table:style-name="表1.C2" office:value-type="string">
            <text:p text:style-name="P16"/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9">その他</text:p>
          </table:table-cell>
          <table:table-cell table:style-name="表1.C2" office:value-type="string">
            <text:list xml:id="list7302968964445816957" text:style-name="L15">
              <text:list-item>
                <text:p text:style-name="P35">１４日の夜、女性の参加者が、足を虫にさされる。ひどく<text:soft-page-break/>痛がっている。</text:p>
                <text:list>
                  <text:list-item>
                    <text:p text:style-name="P35">１５日の朝、テラスの長椅子に座っている。蛇口さんが声をかけると、返事をしている。</text:p>
                  </text:list-item>
                  <text:list-item>
                    <text:p text:style-name="P35">そのあと、容態が悪化。室内で、横になる。続いて、嘔吐、鼻血。</text:p>
                  </text:list-item>
                  <text:list-item>
                    <text:p text:style-name="P35">救急車を呼ぶ。９時半すぎ、車は出発。</text:p>
                  </text:list-item>
                </text:list>
              </text:list-item>
              <text:list-item>
                <text:p text:style-name="P35">ピザ焼き。１時からスタート。つまり、トッピングの開始。</text:p>
                <text:list>
                  <text:list-item>
                    <text:p text:style-name="P35">かまどの火入れは、蛇口さんと自分が、担当。当人たちは、手に負えない様子。</text:p>
                  </text:list-item>
                  <text:list-item>
                    <text:p text:style-name="P35">３時には、出る。約束。本来は、２時には。それを、午前中の出来事を斟酌して、蛇口さんが、３時まで、と譲歩する。</text:p>
                  </text:list-item>
                  <text:list-item>
                    <text:p text:style-name="P35">２時すぎの時点で、ピザをさらに、４枚、焼こうとする。実際は、盛った生地を、我々に受け渡す。我々が、竈へ入れる。焼き加減を見る。取り出す。までを、担当。</text:p>
                  </text:list-item>
                  <text:list-item>
                    <text:p text:style-name="P35">本来は、利用者の人たちが、自ら、扱う仕事。</text:p>
                  </text:list-item>
                </text:list>
              </text:list-item>
              <text:list-item>
                <text:p text:style-name="P35">五右衛門風呂。当人たちが帰った後、蛇口さんが、お湯が張られたままであることに気づく。水を抜く。</text:p>
              </text:list-item>
            </text:list>
          </table:table-cell>
        </table:table-row>
      </table:table>
      <text:p text:style-name="P13"/>
      <text:p text:style-name="Horizontal_20_Line"/>
      <text:p text:style-name="P8"/>
      <text:p text:style-name="P10">[/ 20190916_004026]</text:p>
      <text:p text:style-name="P7"/>
      <text:p text:style-name="P2"/>
      <text:p text:style-name="P4">------------------------------------------------------------</text:p>
      <text:p text:style-name="P10">[20190925_095618]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16"/>
          </table:table-cell>
          <table:table-cell table:style-name="表6.A1" office:value-type="string">
            <text:p text:style-name="P18">日程</text:p>
          </table:table-cell>
          <table:table-cell table:style-name="表6.C1" office:value-type="string">
            <text:p text:style-name="P17">9/21土, 9/22日</text:p>
            <text:list xml:id="list5921529798533829890" text:style-name="L16">
              <text:list-item>
                <text:p text:style-name="P36">9/21 １２時頃か、到着</text:p>
              </text:list-item>
              <text:list-item>
                <text:p text:style-name="P36">9/22 １時半過ぎぐらい、出発</text:p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8">来客</text:p>
          </table:table-cell>
          <table:table-cell table:style-name="表6.C2" office:value-type="string">
            <text:list xml:id="list9157290508029185179" text:style-name="L17">
              <text:list-item>
                <text:p text:style-name="P37">無料塾を運営している団体。</text:p>
              </text:list-item>
              <text:list-item>
                <text:p text:style-name="P37">７名。２０前後の、若者たち。４名か、年配の人たち。</text:p>
              </text:list-item>
              <text:list-item>
                <text:p text:style-name="P37"><text:soft-page-break/>女性は、１名。大学に席を置いている人。</text:p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8">天気</text:p>
          </table:table-cell>
          <table:table-cell table:style-name="表6.C2" office:value-type="string">
            <text:list xml:id="list6238088680439471297" text:style-name="L18">
              <text:list-item>
                <text:p text:style-name="P38">晴れ。雲あり</text:p>
              </text:list-item>
              <text:list-item>
                <text:p text:style-name="P38">２日目、１２時ぐらいからか、曇ってくる。</text:p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9">やったこと</text:p>
          </table:table-cell>
          <table:table-cell table:style-name="表6.C2" office:value-type="string">
            <text:list xml:id="list2052586655223092938" text:style-name="L19">
              <text:list-item>
                <text:p text:style-name="P39">１日目</text:p>
                <text:list>
                  <text:list-item>
                    <text:p text:style-name="P39">片付け：ドラム缶。動物舎。扉を入って、左手の、大きな冷蔵庫。の横に建っている小屋。の中へ。</text:p>
                    <text:list>
                      <text:list-item>
                        <text:p text:style-name="P39">細めの角材を、先に地面に並べる。その上へ、ドラム缶、２つ。口を下に。</text:p>
                      </text:list-item>
                      <text:list-item>
                        <text:p text:style-name="P39">これらの缶の上に、風呂用の蓋と、底に敷く簀子を置く。缶の上に、先に、角材を並べる。缶自体を置いた時のように。</text:p>
                      </text:list-item>
                      <text:list-item>
                        <text:p text:style-name="P39">ドラム缶風呂を置いている構造物。その天面に並べている、簀子板。３枚か。これらは、ミネがよく寝ていた納屋に入れる。</text:p>
                      </text:list-item>
                    </text:list>
                  </text:list-item>
                  <text:list-item>
                    <text:p text:style-name="P39">薪運び。駐車場の、露天置きしてある、木の、切り出しの、塊たち。道路沿いの丸太たち、ではなく。</text:p>
                    <text:list>
                      <text:list-item>
                        <text:p text:style-name="P39">一画に向かって、右半分に、これらの木片が積んである。これらのうち、さらにその右半分を、建物敷地にある焚き火の一画。の、南側にある、他薪スペースへ、運ぶ。一輪車を使用。</text:p>
                      </text:list-item>
                    </text:list>
                  </text:list-item>
                  <text:list-item>
                    <text:p text:style-name="P39">草刈</text:p>
                    <text:list>
                      <text:list-item>
                        <text:p text:style-name="P39">駐車場、並びに、施設入口の扉の、向かって右側に位置する、道路に接している一画。</text:p>
                      </text:list-item>
                      <text:list-item>
                        <text:p text:style-name="P39">駐車場</text:p>
                        <text:list>
                          <text:list-item>
                            <text:p text:style-name="P39">道路沿いに置いてある丸太たち。その周囲。前回、機械の草刈り機を入れている。が、残りがある。丸太の際など、機械では手を入れにくい箇所。草刈りバサミを使用。</text:p>
                          </text:list-item>
                          <text:list-item>
                            <text:p text:style-name="P39">前述の、木片たちを置いている一画。その周囲。「ジュズダマ」という名前だったか、丈の高い草が生えている。これらを、刈る。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9">思ったこと</text:p>
          </table:table-cell>
          <table:table-cell table:style-name="表6.C2" office:value-type="string">
            <text:list xml:id="list6347328934702789712" text:style-name="L20">
              <text:list-item>
                <text:p text:style-name="P40"/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9">人</text:p>
          </table:table-cell>
          <table:table-cell table:style-name="表6.C2" office:value-type="string">
            <text:list xml:id="list6273794691377589706" text:style-name="L21">
              <text:list-item>
                <text:p text:style-name="P41">ヤノ氏。大学に籍を置いている。２年生か。鷺沼に居住。郵便局の、先。野川町。</text:p>
                <text:list>
                  <text:list-item>
                    <text:p text:style-name="P41">小学生の時から、ペガススに来ている。１０年ぐらい。</text:p>
                  </text:list-item>
                  <text:list-item>
                    <text:p text:style-name="P41">１日目の夜、五右衛門風呂を焚いていた。</text:p>
                  </text:list-item>
                  <text:list-item>
                    <text:p text:style-name="P41">この五右衛門は、私も、氏が入ったあと、使わせてま<text:soft-page-break/>らった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9">その他</text:p>
          </table:table-cell>
          <table:table-cell table:style-name="表6.C2" office:value-type="string">
            <text:list xml:id="list5418349597076220331" text:style-name="L22">
              <text:list-item>
                <text:p text:style-name="P42">初日の夜、若者たちは、温泉施設へ行った。山北駅のすぐ隣に建っている建物。の中に入っているとのこと</text:p>
                <text:list>
                  <text:list-item>
                    <text:p text:style-name="P42">たしかに、ペガススからの帰り、山北駅のホームを歩いていると、目の前に、その建物がある。</text:p>
                  </text:list-item>
                  <text:list-item>
                    <text:p text:style-name="P42">そして、温泉の案内をしている掲示が、たしか、建物の窓に、掲げられていた。</text:p>
                  </text:list-item>
                </text:list>
              </text:list-item>
              <text:list-item>
                <text:p text:style-name="P42">この一団は、当初は、１４～５名、という人数で、予約を入れていた、とのこと。蛇口さんによると。それが、直前になってからか、７～８名に減った、とのこと。</text:p>
              </text:list-item>
              <text:list-item>
                <text:p text:style-name="P42">焚き火の一画。燃え残りがちらほらする地面の周辺の地面から、植物の双葉が、生えている。３本。</text:p>
                <text:list>
                  <text:list-item>
                    <text:p text:style-name="P42">これらを、移植した。浄水槽を埋めてあるスペースの、土手側の、端。</text:p>
                  </text:list-item>
                </text:list>
              </text:list-item>
              <text:list-item>
                <text:p text:style-name="P42">蜂の巣を、新たに発見。</text:p>
                <text:list>
                  <text:list-item>
                    <text:p text:style-name="P42">台所スペースの、屋根。その、南側の端。垂木に、蜂の巣の模様に似た、板切れのようなものが、付け足されている。</text:p>
                  </text:list-item>
                  <text:list-item>
                    <text:p text:style-name="P42">垂木自体には、ハチが５～６匹、群がっている。飛び立っていくもの、飛来するもの、数匹。</text:p>
                  </text:list-item>
                  <text:list-item>
                    <text:p text:style-name="P42">蛇口さんが、初めて購入した、新種のスプレーを１本、使用。私は、後方で、従来品を２本、構える。</text:p>
                  </text:list-item>
                  <text:list-item>
                    <text:p text:style-name="P42">噴射は、前後２回。霧が垂木の辺りを覆うも、その中を、蜂が１～２匹、飛び進んでいる。製品の効能書きには、速効性が謳われている。</text:p>
                  </text:list-item>
                </text:list>
              </text:list-item>
              <text:list-item>
                <text:p text:style-name="P42">下山の道。路上に、小動物が横たわっている。通り過ぎ、「見てみようか？」と蛇口さんが提案。私は同意。車を止め、２人とも、降りる。</text:p>
                <text:list>
                  <text:list-item>
                    <text:p text:style-name="P42">その動物は、ハクビシン。蛇口さんによると。</text:p>
                  </text:list-item>
                  <text:list-item>
                    <text:p text:style-name="P42">仰向け。脇腹に、小さめの穴が開いている。その傍らに、路上、てかてか光る、ひょろながい物体が、横たわっている。腸ではないか、とのこと。蛇口さんによると。</text:p>
                  </text:list-item>
                  <text:list-item>
                    <text:p text:style-name="P42">臭い、あり。ハエがたかっている。スズメバチか、１匹、確認。肉を食べているらしい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Horizontal_20_Line"/>
      <text:p text:style-name="P8"/>
      <text:p text:style-name="P10"><text:soft-page-break/>[/ <text:span text:style-name="T7">20190925_103528</text:span>]</text:p>
      <text:p text:style-name="P7"/>
      <text:p text:style-name="P2"/>
      <text:p text:style-name="P4">------------------------------------------------------------</text:p>
      <text:p text:style-name="P10">[20200810_143357]</text:p>
      <text:p text:style-name="P8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16"/>
          </table:table-cell>
          <table:table-cell table:style-name="表7.A1" office:value-type="string">
            <text:p text:style-name="P18">日程</text:p>
          </table:table-cell>
          <table:table-cell table:style-name="表7.C1" office:value-type="string">
            <text:p text:style-name="P17">2020 8/5水 - 8/6木</text:p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8">来客</text:p>
          </table:table-cell>
          <table:table-cell table:style-name="表7.C2" office:value-type="string">
            <text:p text:style-name="P17">相模原　銀河の森　プレイパーク関係　一団</text:p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8">天気</text:p>
          </table:table-cell>
          <table:table-cell table:style-name="表7.C2" office:value-type="string">
            <text:p text:style-name="P17">晴れ。降雨なし。雲あり。</text:p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9">やったこと</text:p>
          </table:table-cell>
          <table:table-cell table:style-name="表7.C2" office:value-type="string">
            <text:list xml:id="list9209288691653478243" text:style-name="L23">
              <text:list-item>
                <text:p text:style-name="P43">すいか割はしない。代わりに、水風船を割る。</text:p>
              </text:list-item>
              <text:list-item>
                <text:p text:style-name="P43">川。滝は埋まってしまった。流れに乗って、浮き輪で下る。</text:p>
              </text:list-item>
            </text:list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9">思ったこと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9">人</text:p>
          </table:table-cell>
          <table:table-cell table:style-name="表7.C2" office:value-type="string">
            <text:list xml:id="list1995393701500454531" text:style-name="L24">
              <text:list-item>
                <text:p text:style-name="P44">「サスケ」氏、また来る。山に行ったかと尋ねた。川の魚が、いなくなってしまった、とのこと。</text:p>
              </text:list-item>
              <text:list-item>
                <text:p text:style-name="P44">「アキト」君。五右衛門風呂の火付け、やってくれる。ドラム缶風呂の火も、一時、見守りをしてくれる。</text:p>
              </text:list-item>
              <text:list-item>
                <text:p text:style-name="P44">ポーランドからの人。２００８年に日本へ来る。いま、子供は３人。一番若い子は、Leon君。</text:p>
              </text:list-item>
            </text:list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9">その他</text:p>
          </table:table-cell>
          <table:table-cell table:style-name="表7.C2" office:value-type="string">
            <text:list xml:id="list6282740796280826774" text:style-name="L25">
              <text:list-item>
                <text:p text:style-name="P45">「カミソリの上を歩くようだ」との、蛇口さんの言葉。コロナで、発症が出ると、当地を閉ざさねばならず。</text:p>
              </text:list-item>
              <text:list-item>
                <text:p text:style-name="P45">8/1土、8/2日。お客さんは来た。どんな人たちだったか。思い出せない。</text:p>
              </text:list-item>
            </text:list>
          </table:table-cell>
        </table:table-row>
      </table:table>
      <text:p text:style-name="P13"/>
      <text:p text:style-name="Horizontal_20_Line"/>
      <text:p text:style-name="P8"/>
      <text:p text:style-name="P10">[/ <text:span text:style-name="T7">20200810_144226</text:span>]</text:p>
      <text:p text:style-name="P7"/>
      <text:p text:style-name="P3">@@@</text:p>
      <text:p text:style-name="P4">------------------------------------------------------------</text:p>
      <text:p text:style-name="P10"><text:soft-page-break/>[XXX]</text:p>
      <text:p text:style-name="P8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P16"/>
          </table:table-cell>
          <table:table-cell table:style-name="表8.A1" office:value-type="string">
            <text:p text:style-name="P18">日程</text:p>
          </table:table-cell>
          <table:table-cell table:style-name="表8.C1" office:value-type="string">
            <text:p text:style-name="P17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8">来客</text:p>
          </table:table-cell>
          <table:table-cell table:style-name="表8.C2" office:value-type="string">
            <text:p text:style-name="P17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8">天気</text:p>
          </table:table-cell>
          <table:table-cell table:style-name="表8.C2" office:value-type="string">
            <text:p text:style-name="P17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9">やったこと</text:p>
          </table:table-cell>
          <table:table-cell table:style-name="表8.C2" office:value-type="string">
            <text:p text:style-name="P17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9">思ったこと</text:p>
          </table:table-cell>
          <table:table-cell table:style-name="表8.C2" office:value-type="string">
            <text:p text:style-name="P17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9">人</text:p>
          </table:table-cell>
          <table:table-cell table:style-name="表8.C2" office:value-type="string">
            <text:p text:style-name="P16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9">その他</text:p>
          </table:table-cell>
          <table:table-cell table:style-name="表8.C2" office:value-type="string">
            <text:p text:style-name="P17"/>
          </table:table-cell>
        </table:table-row>
      </table:table>
      <text:p text:style-name="P13"/>
      <text:p text:style-name="Horizontal_20_Line"/>
      <text:p text:style-name="P8"/>
      <text:p text:style-name="P10">[/ <text:span text:style-name="T7">XXX</text:span>]</text:p>
      <text:p text:style-name="P7"/>
      <text:p text:style-name="P7"/>
      <text:p text:style-name="P7">/--------------------------------------------- [/TEMPLATE]</text:p>
      <text:p text:style-name="P7">--------------------------------------------- [TEMPLATE]</text:p>
      <text:p text:style-name="P4">------------------------------------------------------------</text:p>
      <text:p text:style-name="P10">[XXX]</text:p>
      <text:p text:style-name="P8"/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16"/>
          </table:table-cell>
          <table:table-cell table:style-name="表5.A1" office:value-type="string">
            <text:p text:style-name="P18">日程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8">来客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8">天気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9">や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9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9">人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9">その他</text:p>
          </table:table-cell>
          <table:table-cell table:style-name="表5.C2" office:value-type="string">
            <text:p text:style-name="P17"/>
          </table:table-cell>
        </table:table-row>
      </table:table>
      <text:p text:style-name="P13"/>
      <text:p text:style-name="Horizontal_20_Line"/>
      <text:p text:style-name="P8"><text:soft-page-break/></text:p>
      <text:p text:style-name="P10">[/ <text:span text:style-name="T7">XXX</text:span>]</text:p>
      <text:p text:style-name="P7"/>
      <text:p text:style-name="P7"/>
      <text:p text:style-name="P7">/--------------------------------------------- [/TEMPLATE]</text:p>
      <text:p text:style-name="P12"><text:span text:style-name="T3"> </text:span><text:span text:style-name="T4">===================== EOF  =====================</text:span></text:p>
      <table:table table:name="表9" table:style-name="表9">
        <table:table-column table:style-name="表9.A"/>
        <table:table-row>
          <table:table-cell table:style-name="表9.A1" office:value-type="string">
            <text:p text:style-name="P20">C:\WORKS_2\a.bat &amp;&amp; r om &amp;&amp; git add . &amp;&amp; git commit -m "(WS_Others.miscs : <text:span text:style-name="T7">diary : pegasus</text:span>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Table_20_Contents"/>
          </table:table-cell>
        </table:table-row>
        <table:table-row>
          <table:table-cell table:style-name="表9.A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3T17:37:21.41</meta:creation-date>
    <dc:date>2020-08-10T14:45:23.92</dc:date>
    <dc:creator>iwabuchi ken</dc:creator>
    <meta:editing-duration>PT2H1M26S</meta:editing-duration>
    <meta:editing-cycles>29</meta:editing-cycles>
    <meta:generator>OpenOffice/4.1.3$Win32 OpenOffice.org_project/413m1$Build-9783</meta:generator>
    <meta:document-statistic meta:table-count="9" meta:image-count="0" meta:object-count="0" meta:page-count="10" meta:paragraph-count="219" meta:word-count="4028" meta:character-count="5363"/>
  </office:meta>
</office:document-meta>
</file>